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" svg:font-family="Helvetica, arial, nimbussansl, liberationsans, freesans, clean, sans-serif, 'Segoe UI Emoji', 'Segoe UI Symbol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75086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db1b8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ad426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officeooo:rsid="002de710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67ca2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75086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b7792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officeooo:rsid="002de710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officeooo:rsid="002b7792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0601bc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fo:font-size="11pt" fo:font-style="normal" style:text-underline-style="none" fo:font-weight="bold" officeooo:rsid="0008a4b7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18" style:family="text">
      <style:text-properties fo:font-variant="normal" fo:text-transform="none" fo:color="#000000" style:text-line-through-style="none" fo:font-size="11pt" fo:font-style="normal" style:text-underline-style="none" officeooo:rsid="002c8d98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19" style:family="text">
      <style:text-properties fo:font-variant="normal" fo:text-transform="none" fo:color="#000000" style:text-line-through-style="none" fo:font-size="11pt" fo:font-style="normal" style:text-underline-style="none" officeooo:rsid="002de710" style:text-blinking="false" fo:background-color="transparent" style:font-name-asian="Arial" style:font-size-asian="11pt" style:font-weight-asian="normal" style:font-name-complex="Arial" style:font-size-complex="11pt" style:font-weight-complex="normal"/>
    </style:style>
    <style:style style:name="T20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T21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2c8d98" style:text-blinking="false" fo:background-color="transparent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Análise de Impacto e de Opções de Modificação</text:p>
      <text:p text:style-name="P5"/>
      <text:p text:style-name="P2"><text:span text:style-name="T1">Nome:</text:span><text:span text:style-name="T5"> Yuri Matheus Dias Pereira</text:span></text:p>
      <text:p text:style-name="P6"/>
      <text:p text:style-name="P11"><text:span text:style-name="T1">Escopo:</text:span><text:span text:style-name="T15"> </text:span><text:span text:style-name="Default_20_Paragraph_20_Font"><text:span text:style-name="T16">Correção dos ICS definidos no plano de GCS, com todos os itens que serão postos sob a gerência de configuração; adição do que é necessário para realizar uma auditoria em configuração, incluindo o seu responsável e template necessário para documentar a auditoria; e adicionar os niveis de acesso dos itens identificados, quem pode acessá-los e quem pode os alterar.</text:span></text:span></text:p>
      <text:p text:style-name="P10"/>
      <text:p text:style-name="P2"><text:span text:style-name="T1">Tipo da Manutenção: </text:span><text:span text:style-name="T5">Corretiva.</text:span></text:p>
      <text:p text:style-name="P6"/>
      <text:p text:style-name="P1"><text:span text:style-name="T1">Criticidade:</text:span><text:span text:style-name="T13"> </text:span><text:span text:style-name="T14">Média, pois precisamos adicionar mais uma responsabilidade para o gerente de configuração.</text:span></text:p>
      <text:p text:style-name="P7"/>
      <text:p text:style-name="P2"><text:span text:style-name="T1">Tempo Estimado:</text:span><text:span text:style-name="T2"> </text:span><text:span text:style-name="T11">2h</text:span><text:span text:style-name="T9">.</text:span></text:p>
      <text:p text:style-name="P6"/>
      <text:p text:style-name="P2"><text:span text:style-name="T1">Custo estimado:</text:span><text:span text:style-name="T4"> </text:span><text:span text:style-name="T5">Apenas uma </text:span><text:span text:style-name="T6">pessoa, </text:span><text:span text:style-name="T9">o </text:span><text:span text:style-name="T11">Gerente de Configuração</text:span><text:span text:style-name="T9">.</text:span></text:p>
      <text:p text:style-name="P6"/>
      <text:p text:style-name="P8">Opções de Desenvolvimento:</text:p>
      <text:p text:style-name="P6"/>
      <text:p text:style-name="P8">Opção 1:</text:p>
      <text:p text:style-name="P3"><text:span text:style-name="T1">Descrição: </text:span><text:span text:style-name="Default_20_Paragraph_20_Font"><text:span text:style-name="T17"><text:s/></text:span></text:span><text:span text:style-name="Default_20_Paragraph_20_Font"><text:span text:style-name="T18">É necessário adicionar o nível de controle dos itens de configuração, bem como adicionar </text:span></text:span><text:span text:style-name="Default_20_Paragraph_20_Font"><text:span text:style-name="T19">a identificação de cada ICS identificado. Também é necessário adicionar os arquivos e realizar uma auditoria de configuração no sistema, em relação ao que era feito antes.</text:span></text:span></text:p>
      <text:p text:style-name="P9"><text:span text:style-name="T20">Arquivos modificados:</text:span><text:span text:style-name="T21"> </text:span><text:span text:style-name="Strong_20_Emphasis"><text:span text:style-name="T22">Plano de Gerência de Configuração.</text:span></text:span></text:p>
      <text:p text:style-name="P2"><text:span text:style-name="T1">Impacto da opção: </text:span><text:span text:style-name="T12">Média, por ter um impacto baixo nos resto do sistema, mas sendo importante para a Configuração</text:span><text:span text:style-name="T10">.</text:span></text:p>
      <text:p text:style-name="P2"><text:span text:style-name="T1">Aceitação: </text:span><text:span text:style-name="T8">Aceita</text:span></text:p>
      <text:p text:style-name="P6"/>
      <text:p text:style-name="P2"><text:span text:style-name="T1">Recomendação do responsável:</text:span><text:span text:style-name="T4"> </text:span><text:span text:style-name="T8">A recomendação é para aceitar a modificação e a </text:span><text:span text:style-name="T8">implementar, </text:span><text:span text:style-name="T7">n</text:span><text:span text:style-name="T8">a Opção 1.</text:span></text:p>
      <text:p text:style-name="P6"/>
      <text:p text:style-name="P2"><text:span text:style-name="T1">Situação: </text:span><text:span text:style-name="T5">Aprovada</text:span></text:p>
      <text:p text:style-name="P6"/>
      <text:p text:style-name="P2"><text:span text:style-name="T1">Ata de Reunião:</text:span><text:span text:style-name="T4"> </text:span><text:span text:style-name="T5">Como a criticidade desta mudança é </text:span><text:span text:style-name="T12">média</text:span><text:span text:style-name="T5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Helvetica" svg:font-family="Helvetica, arial, nimbussansl, liberationsans, freesans, clean, sans-serif, 'Segoe UI Emoji', 'Segoe UI Symbol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6-09T13:26:49.43</dc:date>
    <meta:editing-duration>PT9M28S</meta:editing-duration>
    <meta:editing-cycles>12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221" meta:character-count="1439" meta:non-whitespace-character-count="1233"/>
  </office:meta>
</office:document-meta>
</file>